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4cm" svg:height="2.5cm" svg:x="3.5cm" svg:y="5cm">
          <text:p text:style-name="P1">Feature-</text:p>
          <text:p text:style-name="P1">Beschreibunge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2" draw:layer="layout" svg:width="3cm" svg:height="2cm" svg:x="4cm" svg:y="8.901cm">
          <text:p text:style-name="P1">Wirefram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5cm" svg:y1="7.352cm" svg:x2="5.5cm" svg:y2="8.901cm" draw:start-shape="id1" draw:start-glue-point="6" draw:end-shape="id2" draw:end-glue-point="4" svg:d="m5500 7352v1549">
          <text:p/>
        </draw:connector>
        <draw:custom-shape draw:style-name="gr1" draw:text-style-name="P1" draw:id="id9" draw:layer="layout" svg:width="3cm" svg:height="2cm" svg:x="12cm" svg:y="15.5cm">
          <text:p text:style-name="P1">HTML-</text:p>
          <text:p text:style-name="P1">Skelet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1" draw:layer="layout" svg:width="3cm" svg:height="2.5cm" svg:x="9.5cm" svg:y="20.5cm">
          <text:p text:style-name="P1">Implemen-</text:p>
          <text:p text:style-name="P1">ta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id="id12" draw:layer="layout" svg:width="3cm" svg:height="2cm" svg:x="9.5cm" svg:y="24cm">
          <text:p text:style-name="P1">Tes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25cm" svg:y1="8.651cm" svg:x2="7.5cm" svg:y2="6.25cm" draw:start-shape="id3" draw:start-glue-point="4" draw:end-shape="id1" draw:end-glue-point="7" svg:d="m15250 8651v-2401h-7750">
          <text:p/>
        </draw:connector>
        <draw:connector draw:style-name="gr2" draw:text-style-name="P1" draw:layer="layout" svg:x1="15.25cm" svg:y1="11.151cm" svg:x2="11cm" svg:y2="14cm" draw:start-shape="id3" draw:start-glue-point="6" draw:end-shape="id4" draw:end-glue-point="4" svg:d="m15250 11151v1425h-4250v1424">
          <text:p/>
        </draw:connector>
        <draw:custom-shape draw:style-name="gr1" draw:text-style-name="P1" draw:id="id3" draw:layer="layout" svg:width="3.5cm" svg:height="2.5cm" svg:x="13.5cm" svg:y="8.651cm">
          <text:p text:style-name="P1">ändert</text:p>
          <text:p text:style-name="P1">Featur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layer="layout" svg:width="0.887cm" svg:height="0.806cm" svg:x="15.5cm" svg:y="8cm">
          <draw:text-box>
            <text:p>ja</text:p>
          </draw:text-box>
        </draw:frame>
        <draw:frame draw:style-name="gr3" draw:layer="layout" svg:width="1.438cm" svg:height="0.806cm" svg:x="15.5cm" svg:y="11.5cm">
          <draw:text-box>
            <text:p>nein</text:p>
          </draw:text-box>
        </draw:frame>
        <draw:custom-shape draw:style-name="gr1" draw:text-style-name="P1" draw:id="id5" draw:layer="layout" svg:width="3cm" svg:height="2cm" svg:x="2.5cm" svg:y="15.5cm">
          <text:p text:style-name="P1">Flowchart</text:p>
          <text:p text:style-name="P1">update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4cm" svg:y1="17.5cm" svg:x2="4cm" svg:y2="19cm" draw:start-shape="id5" draw:start-glue-point="6" draw:end-shape="id6" draw:end-glue-point="4" svg:d="m4000 17500v1500">
          <text:p/>
        </draw:connector>
        <draw:custom-shape draw:style-name="gr1" draw:text-style-name="P1" draw:id="id8" draw:layer="layout" svg:width="3cm" svg:height="2cm" svg:x="7.5cm" svg:y="15.5cm">
          <text:p text:style-name="P1">Visuelles</text:p>
          <text:p text:style-name="P1">Desig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6" draw:layer="layout" svg:width="3cm" svg:height="2.5cm" svg:x="2.5cm" svg:y="19cm">
          <text:p text:style-name="P1">Flowchar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" draw:text-style-name="P2" draw:layer="layout" svg:width="4.591cm" svg:height="0.806cm" svg:x="1cm" svg:y="1cm">
          <draw:text-box>
            <text:p><text:span text:style-name="T1">MAdeK-Workflow</text:span></text:p>
          </draw:text-box>
        </draw:frame>
        <draw:frame draw:style-name="gr3" draw:layer="layout" svg:width="5.76cm" svg:height="0.806cm" svg:x="1cm" svg:y="1.694cm">
          <draw:text-box>
            <text:p>Version 1.2, 2011-02-07</text:p>
          </draw:text-box>
        </draw:frame>
        <draw:custom-shape draw:style-name="gr1" draw:text-style-name="P1" draw:id="id7" draw:layer="layout" svg:width="2.5cm" svg:height="2.5cm" svg:x="9.1cm" svg:y="8.651cm">
          <text:p text:style-name="P1">Feedback</text:p>
          <text:p text:style-name="P1">durch</text:p>
          <text:p text:style-name="P1">al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7cm" svg:y1="9.901cm" svg:x2="9.1cm" svg:y2="9.901cm" draw:start-shape="id2" draw:start-glue-point="7" draw:end-shape="id7" draw:end-glue-point="5" svg:d="m7000 9901h2100">
          <text:p/>
        </draw:connector>
        <draw:connector draw:style-name="gr2" draw:text-style-name="P1" draw:layer="layout" svg:x1="11.6cm" svg:y1="9.901cm" svg:x2="13.5cm" svg:y2="9.901cm" draw:start-shape="id7" draw:start-glue-point="7" draw:end-shape="id3" draw:end-glue-point="5" svg:d="m11600 9901h1900">
          <text:p/>
        </draw:connector>
        <draw:custom-shape draw:style-name="gr4" draw:text-style-name="P1" draw:id="id4" draw:layer="layout" svg:width="1cm" svg:height="1cm" svg:x="10.5cm" svg:y="14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2" draw:text-style-name="P1" draw:layer="layout" svg:x1="10.75cm" svg:y1="14.5cm" svg:x2="9cm" svg:y2="15.5cm" draw:start-shape="id4" draw:start-glue-point="5" draw:end-shape="id8" draw:end-glue-point="4" svg:d="m10750 14500h-1750v1000">
          <text:p/>
        </draw:connector>
        <draw:connector draw:style-name="gr2" draw:text-style-name="P1" draw:layer="layout" svg:x1="11.25cm" svg:y1="14.5cm" svg:x2="13.5cm" svg:y2="15.5cm" draw:start-shape="id4" draw:start-glue-point="7" draw:end-shape="id9" draw:end-glue-point="4" svg:d="m11250 14500h2250v1000">
          <text:p/>
        </draw:connector>
        <draw:custom-shape draw:style-name="gr4" draw:text-style-name="P1" draw:id="id10" draw:layer="layout" svg:width="1cm" svg:height="1cm" svg:x="10.5cm" svg:y="18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2" draw:text-style-name="P1" draw:layer="layout" svg:x1="11cm" svg:y1="19cm" svg:x2="11cm" svg:y2="20.5cm" draw:start-shape="id10" draw:start-glue-point="6" draw:end-shape="id11" draw:end-glue-point="4" svg:d="m11000 19000v1500">
          <text:p/>
        </draw:connector>
        <draw:connector draw:style-name="gr2" draw:text-style-name="P1" draw:layer="layout" svg:x1="9cm" svg:y1="17.5cm" svg:x2="10.75cm" svg:y2="18.5cm" draw:start-shape="id8" draw:start-glue-point="6" draw:end-shape="id10" draw:end-glue-point="5" svg:d="m9000 17500v1000h1750">
          <text:p/>
        </draw:connector>
        <draw:connector draw:style-name="gr2" draw:text-style-name="P1" draw:layer="layout" svg:x1="13.5cm" svg:y1="17.5cm" svg:x2="11.25cm" svg:y2="18.5cm" draw:start-shape="id9" draw:start-glue-point="6" draw:end-shape="id10" draw:end-glue-point="7" svg:d="m13500 17500v1000h-2250">
          <text:p/>
        </draw:connector>
        <draw:frame draw:style-name="gr3" draw:text-style-name="P3" draw:layer="layout" svg:width="0.938cm" svg:height="0.607cm" svg:x="14.062cm" svg:y="15.5cm">
          <draw:text-box>
            <text:p text:style-name="P3"><text:span text:style-name="T2">AS</text:span></text:p>
          </draw:text-box>
        </draw:frame>
        <draw:frame draw:style-name="gr3" draw:text-style-name="P3" draw:layer="layout" svg:width="0.976cm" svg:height="0.607cm" svg:x="9.562cm" svg:y="15.5cm">
          <draw:text-box>
            <text:p text:style-name="P3"><text:span text:style-name="T2">OH</text:span></text:p>
          </draw:text-box>
        </draw:frame>
        <draw:frame draw:style-name="gr3" draw:text-style-name="P3" draw:layer="layout" svg:width="0.976cm" svg:height="0.607cm" svg:x="6.062cm" svg:y="8.893cm">
          <draw:text-box>
            <text:p text:style-name="P3"><text:span text:style-name="T2">OH</text:span></text:p>
          </draw:text-box>
        </draw:frame>
        <draw:frame draw:style-name="gr3" draw:text-style-name="P3" draw:layer="layout" svg:width="2.174cm" svg:height="0.607cm" svg:x="10.326cm" svg:y="20.5cm">
          <draw:text-box>
            <text:p text:style-name="P3"><text:span text:style-name="T2">AS, FS, OH</text:span></text:p>
          </draw:text-box>
        </draw:frame>
        <draw:frame draw:style-name="gr3" draw:text-style-name="P3" draw:layer="layout" svg:width="0.959cm" svg:height="0.607cm" svg:x="11.5cm" svg:y="24cm">
          <draw:text-box>
            <text:p text:style-name="P3"><text:span text:style-name="T2">RC</text:span></text:p>
          </draw:text-box>
        </draw:frame>
        <draw:connector draw:style-name="gr2" draw:text-style-name="P1" draw:layer="layout" svg:x1="11cm" svg:y1="23cm" svg:x2="11cm" svg:y2="24cm" draw:start-shape="id11" draw:start-glue-point="6" draw:end-shape="id12" draw:end-glue-point="4" svg:d="m11000 23000v1000">
          <text:p/>
        </draw:connector>
        <draw:frame draw:style-name="gr3" draw:text-style-name="P3" draw:layer="layout" svg:width="0.976cm" svg:height="0.607cm" svg:x="4.524cm" svg:y="15.5cm">
          <draw:text-box>
            <text:p text:style-name="P3"><text:span text:style-name="T2">OH</text:span></text:p>
          </draw:text-box>
        </draw:frame>
        <draw:frame draw:style-name="gr3" draw:text-style-name="P3" draw:layer="layout" svg:width="0.976cm" svg:height="0.607cm" svg:x="4.524cm" svg:y="19cm">
          <draw:text-box>
            <text:p text:style-name="P3"><text:span text:style-name="T2">OH</text:span></text:p>
          </draw:text-box>
        </draw:frame>
        <draw:frame draw:style-name="gr3" draw:text-style-name="P3" draw:layer="layout" svg:width="1.789cm" svg:height="0.607cm" svg:x="5.711cm" svg:y="5cm">
          <draw:text-box>
            <text:p text:style-name="P3"><text:span text:style-name="T2">SUS, R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2" draw:display-name="Hatch 2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2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mon Cahenzli</meta:initial-creator>
    <meta:creation-date>2010-12-15T07:58:52</meta:creation-date>
    <dc:date>2011-02-07T16:27:39</dc:date>
    <meta:editing-duration>PT02H11M12S</meta:editing-duration>
    <meta:editing-cycles>35</meta:editing-cycles>
    <meta:generator>OpenOffice.org/3.2$Linux OpenOffice.org_project/320m19$Build-9505</meta:generator>
    <meta:document-statistic meta:object-count="36"/>
  </office:meta>
</office:document-meta>
</file>